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MergedAnnotationTests.is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synthesizeWithPredicateWhenPredicateDoesNotMatchReturn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synthesiz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Int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synthesizeWithPredicateWhenPredicateMatches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Char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Class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Boolean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Byt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asAnnotationAttributesReturnsNew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MergedAnnotationTests.getString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AggregateIndexReturnsMinus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Typ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Annotation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asMapReturns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Enum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Long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DistanceReturnsMinus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Long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ValueReturn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Float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RootReturnsEmpt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Int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Char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asMapWithFactoryReturnsNewMapFr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assertThat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hasNonDefaultValu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DefaultValueReturn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Float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Byte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Enum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isDirectly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Boolean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isMeta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Annotation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Sourc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Class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Short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MetaSourc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metaTypesReturns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hasDefaultValu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String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DoubleArray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getDouble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MergedAnnotationTests.toStringReturn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MergedAnnotationTests.getShortThrowsNoSuchEl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